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e27" officeooo:paragraph-rsid="00027e27"/>
    </style:style>
    <style:style style:name="P2" style:family="paragraph" style:parent-style-name="Standard">
      <style:text-properties officeooo:rsid="00027e27" officeooo:paragraph-rsid="0004072a"/>
    </style:style>
    <style:style style:name="P3" style:family="paragraph" style:parent-style-name="Standard">
      <style:paragraph-properties fo:text-align="center" style:justify-single-word="false"/>
      <style:text-properties fo:font-size="14pt" officeooo:rsid="000579c2" officeooo:paragraph-rsid="000579c2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-0.1252in" fo:text-indent="0in" style:auto-text-indent="false" style:page-number="auto" fo:background-color="transparent"/>
      <style:text-properties officeooo:rsid="00027e27" officeooo:paragraph-rsid="00027e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072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rminal Commands for Installing Softwares Post-Ubuntu Set-up </text:span></text:p>
      <text:p text:style-name="P1"><text:span text:style-name="T1"/></text:p>
      <text:p text:style-name="P1"><text:span text:style-name="T2">1. </text:span><text:span text:style-name="T1">Slack</text:span><text:tab/><text:tab/></text:p>
      <text:p text:style-name="P1"/>
      <text:p text:style-name="P1">https://slack.com/downloads/linux</text:p>
      <text:p text:style-name="P1"><text:tab/><text:tab/></text:p>
      <text:p text:style-name="P1"><text:tab/><text:tab/></text:p>
      <text:p text:style-name="P1"><text:span text:style-name="T2">2. </text:span><text:span text:style-name="T1">Pycharm Community Version</text:span><text:tab/><text:tab/></text:p>
      <text:p text:style-name="P1"/>
      <text:p text:style-name="P1">sudo add-apt-repository ppa:mystic-mirage/pycharm</text:p>
      <text:p text:style-name="P1">sudo apt-get update</text:p>
      <text:p text:style-name="P1"><text:tab/><text:tab/></text:p>
      <text:p text:style-name="P1"><text:tab/><text:tab/></text:p>
      <text:p text:style-name="P1"><text:span text:style-name="T2">3. </text:span><text:span text:style-name="T1">Sublime Text</text:span><text:tab/><text:tab/></text:p>
      <text:p text:style-name="P1"/>
      <text:p text:style-name="P1">wget -qO - https://download.sublimetext.com/sublimehq-pub.gpg | sudo apt-key add -</text:p>
      <text:p text:style-name="P1">echo "deb https://download.sublimetext.com/ apt/stable/" | sudo tee /etc/apt/sources.list.d/sublime-text.list</text:p>
      <text:p text:style-name="P1">sudo apt-get update</text:p>
      <text:p text:style-name="P1">sudo apt-get install sublime-text</text:p>
      <text:p text:style-name="P1"><text:tab/><text:tab/></text:p>
      <text:p text:style-name="P2"><text:span text:style-name="T2">4. </text:span><text:span text:style-name="T1">Chromium Browser</text:span><text:tab/><text:tab/></text:p>
      <text:p text:style-name="P2"/>
      <text:p text:style-name="P2">sudo apt-get update</text:p>
      <text:p text:style-name="P1">sudo apt-get install chromium-browser</text:p>
      <text:p text:style-name="P1"><text:tab/><text:tab/></text:p>
      <text:p text:style-name="P2"><text:span text:style-name="T2">5. </text:span><text:span text:style-name="T1">Dropbox</text:span><text:tab/><text:tab/></text:p>
      <text:p text:style-name="P2"/>
      <text:p text:style-name="P2">cd ~ &amp;&amp; wget -O - "https://www.dropbox.com/download?plat=lnx.x86_64" | tar xzf -</text:p>
      <text:p text:style-name="P1">~/.dropbox-dist/dropboxd</text:p>
      <text:p text:style-name="P1"><text:tab/><text:tab/></text:p>
      <text:p text:style-name="P1"><text:tab/><text:tab/></text:p>
      <text:p text:style-name="P2"><text:span text:style-name="T2">6. </text:span><text:span text:style-name="T1">Octave</text:span><text:tab/><text:tab/></text:p>
      <text:p text:style-name="P2"/>
      <text:p text:style-name="P2">sudo apt-add-repository ppa:octave/stable</text:p>
      <text:p text:style-name="P1">sudo apt-get update</text:p>
      <text:p text:style-name="P1">sudo apt-get install octave</text:p>
      <text:p text:style-name="P1"><text:tab/><text:tab/></text:p>
      <text:p text:style-name="P1"><text:tab/><text:tab/></text:p>
      <text:p text:style-name="P2"><text:span text:style-name="T2">7. </text:span><text:span text:style-name="T1">Media Codec</text:span><text:tab/><text:tab/></text:p>
      <text:p text:style-name="P2"/>
      <text:p text:style-name="P2">sudo apt install ubuntu-restricted-extras</text:p>
      <text:p text:style-name="P1">sudo apt install libavcodec-extra</text:p>
      <text:p text:style-name="P1"><text:tab/><text:tab/></text:p>
      <text:p text:style-name="P2"><text:span text:style-name="T2">8. </text:span><text:span text:style-name="T1">Skype<text:tab/></text:span><text:tab/></text:p>
      <text:p text:style-name="P2"/>
      <text:p text:style-name="P2">https://www.skype.com/en/download-skype/skype-for-computer/</text:p>
      <text:p text:style-name="P1"><text:tab/><text:tab/></text:p>
      <text:p text:style-name="P2"><text:span text:style-name="T2">9. </text:span><text:span text:style-name="T1">Avro</text:span><text:tab/><text:tab/></text:p>
      <text:p text:style-name="P2"/>
      <text:p text:style-name="P2">sudo apt install gjs gir1.2-ibus-1.0 libibus-1.0-5 libibus-1.0-dev ibus-gtk ibus-gtk3 ibus-clutter ibus-qt4</text:p>
      <text:p text:style-name="P1">wget "https://github.com/maateen/avro/releases/download/v2.1/avro_2.1-3_all.deb"</text:p>
      <text:p text:style-name="P4">sudo dpkg -i avro_2.1-3_all.deb</text:p>
      <text:p text:style-name="P1"><text:soft-page-break/><text:tab/><text:tab/></text:p>
      <text:p text:style-name="P2"><text:span text:style-name="T2">10. </text:span><text:span text:style-name="T1">Wine</text:span><text:tab/><text:tab/></text:p>
      <text:p text:style-name="P2">sudo dpkg --add-architecture i386</text:p>
      <text:p text:style-name="P1">sudo apt-add-repository 'https://dl.winehq.org/wine-builds/ubuntu/'</text:p>
      <text:p text:style-name="P1">wget https://dl.winehq.org/wine-builds/Release.key &amp;&amp; sudo apt-key add Release.key</text:p>
      <text:p text:style-name="P1">sudo apt update &amp;&amp; sudo apt install winehq-stable</text:p>
      <text:p text:style-name="P1"><text:tab/><text:tab/></text:p>
      <text:p text:style-name="P2"><text:span text:style-name="T2">11. </text:span><text:span text:style-name="T1">VLC</text:span><text:tab/><text:tab/></text:p>
      <text:p text:style-name="P2"/>
      <text:p text:style-name="P2">sudo add-apt-repository ppa:videolan/stable-daily</text:p>
      <text:p text:style-name="P1">sudo apt-get update &amp;&amp; sudo apt-get upgrade</text:p>
      <text:p text:style-name="P1">sudo apt-get install vlc</text:p>
      <text:p text:style-name="P1"><text:tab/><text:tab/></text:p>
      <text:p text:style-name="P2"><text:span text:style-name="T2">12. </text:span><text:span text:style-name="T1">Okular</text:span><text:tab/></text:p>
      <text:p text:style-name="P2"/>
      <text:p text:style-name="P2">sudo apt-get update</text:p>
      <text:p text:style-name="P1">sudo apt-get install oku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20:59:38.130019151</meta:creation-date>
    <dc:date>2017-07-20T21:04:37.220293872</dc:date>
    <meta:editing-duration>PT5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166" meta:character-count="1593" meta:non-whitespace-character-count="1416"/>
  </office:meta>
</office:document-meta>
</file>